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C200000122261B7E157940055F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_35_95865709_5f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.712cm" fo:min-width="2.11cm"/>
    </style:style>
    <style:style style:name="gr2" style:family="graphic" style:parent-style-name="objectwithoutfill">
      <style:graphic-properties svg:stroke-width="0.081cm" svg:stroke-color="#ed4c05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svg:stroke-color="#ff3838" draw:marker-end="Circle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48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759cm" fo:min-width="9.34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115cm" fo:min-width="7.815cm"/>
    </style:style>
    <style:style style:name="gr7" style:family="graphic" style:parent-style-name="objectwithoutfill">
      <style:graphic-properties svg:stroke-color="#ff3838" draw:marker-end="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025cm" fo:min-width="2.981cm"/>
    </style:style>
    <style:style style:name="gr9" style:family="graphic" style:parent-style-name="standard">
      <style:graphic-properties draw:textarea-horizontal-align="justify" draw:textarea-vertical-align="middle" draw:auto-grow-height="false" fo:min-height="0.654cm" fo:min-width="3.004cm"/>
    </style:style>
    <style:style style:name="gr10" style:family="graphic" style:parent-style-name="standard">
      <style:graphic-properties draw:fill-color="#c9211e" draw:textarea-horizontal-align="justify" draw:textarea-vertical-align="middle" draw:auto-grow-height="false" fo:min-height="0.654cm" fo:min-width="3.004cm"/>
    </style:style>
    <style:style style:name="gr11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fill-color="#ffff00" draw:textarea-horizontal-align="justify" draw:textarea-vertical-align="middle" draw:auto-grow-height="false" fo:min-height="0.654cm" fo:min-width="3.004cm"/>
    </style:style>
    <style:style style:name="gr14" style:family="graphic" style:parent-style-name="standard">
      <style:graphic-properties draw:textarea-horizontal-align="justify" draw:textarea-vertical-align="middle" draw:auto-grow-height="false" fo:min-height="0.47cm" fo:min-width="2.322cm"/>
    </style:style>
    <style:style style:name="gr15" style:family="graphic" style:parent-style-name="objectwithoutfill">
      <style:graphic-properties draw:marker-end="" draw:marker-end-width="0.3cm" draw:fill="none" draw:textarea-vertical-align="middle"/>
    </style:style>
    <style:style style:name="gr16" style:family="graphic">
      <style:graphic-properties style:protect="size"/>
    </style:style>
    <style:style style:name="pr1" style:family="presentation" style:parent-style-name="默认-notes">
      <style:graphic-properties draw:fill-color="#ffffff" draw:auto-grow-height="true" fo:min-height="13.364cm"/>
    </style:style>
    <style:style style:name="P1" style:family="paragraph">
      <style:paragraph-properties fo:text-align="center"/>
      <style:text-properties style:font-size-asian="18pt"/>
    </style:style>
    <style:style style:name="P2" style:family="paragraph">
      <loext:graphic-properties draw:fill="none" draw:fill-color="#ffffff"/>
      <style:paragraph-properties fo:text-align="center"/>
      <style:text-properties fo:font-size="25.3999996185303pt" style:font-size-asian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end"/>
      <style:text-properties fo:font-size="10.5pt" style:font-size-asian="10.5pt" style:font-size-complex="10.5pt"/>
    </style:style>
    <style:style style:name="P5" style:family="paragraph">
      <loext:graphic-properties draw:fill="none" draw:fill-color="#ffffff"/>
      <style:paragraph-properties fo:text-align="end"/>
      <style:text-properties fo:color="#ff3838" fo:font-size="10.5pt" style:font-size-asian="10.5pt" style:font-size-complex="10.5pt"/>
    </style:style>
    <style:style style:name="P6" style:family="paragraph">
      <style:paragraph-properties fo:text-align="end"/>
      <style:text-properties fo:font-size="9pt"/>
    </style:style>
    <style:style style:name="P7" style:family="paragraph">
      <style:paragraph-properties fo:margin-left="0cm" fo:margin-right="0cm" fo:margin-top="0cm" fo:margin-bottom="0cm" fo:line-height="100%" fo:text-align="end" fo:text-indent="0cm"/>
      <style:text-properties fo:font-size="9pt"/>
    </style:style>
    <style:style style:name="P8" style:family="paragraph">
      <loext:graphic-properties draw:fill="none" draw:fill-color="#ffffff"/>
      <style:paragraph-properties fo:text-align="end"/>
      <style:text-properties fo:font-size="9pt" style:font-size-asian="9pt" style:font-size-complex="9pt"/>
    </style:style>
    <style:style style:name="P9" style:family="paragraph">
      <style:paragraph-properties fo:margin-left="0cm" fo:margin-right="0cm" fo:margin-top="0cm" fo:margin-bottom="0cm" fo:line-height="100%" fo:text-indent="0cm"/>
      <style:text-properties fo:font-size="9pt"/>
    </style:style>
    <style:style style:name="P10" style:family="paragraph">
      <style:text-properties fo:font-size="9pt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9pt" style:font-size-asian="9pt" style:font-size-complex="9pt"/>
    </style:style>
    <style:style style:name="P12" style:family="paragraph">
      <style:text-properties fo:font-size="10.5pt"/>
    </style:style>
    <style:style style:name="P13" style:family="paragraph">
      <loext:graphic-properties draw:fill="none" draw:fill-color="#ffffff"/>
      <style:text-properties fo:color="#ff3838" fo:font-size="10.5pt" style:font-size-asian="10.5pt" style:font-size-complex="10.5pt"/>
    </style:style>
    <style:style style:name="P14" style:family="paragraph">
      <style:paragraph-properties fo:text-align="center"/>
      <style:text-properties fo:font-size="9pt" style:font-size-asian="9pt" style:font-size-complex="9pt"/>
    </style:style>
    <style:style style:name="P15" style:family="paragraph">
      <loext:graphic-properties draw:fill-color="#c9211e"/>
      <style:paragraph-properties fo:text-align="center"/>
      <style:text-properties fo:font-size="9pt" style:font-size-asian="9pt" style:font-size-complex="9pt"/>
    </style:style>
    <style:style style:name="P16" style:family="paragraph">
      <loext:graphic-properties draw:fill="none" draw:fill-color="#ffffff"/>
      <style:text-properties fo:font-size="7.5pt" style:font-size-asian="7.5pt" style:font-size-complex="7.5pt"/>
    </style:style>
    <style:style style:name="P17" style:family="paragraph">
      <loext:graphic-properties draw:fill-color="#ffff00"/>
      <style:paragraph-properties fo:text-align="center"/>
      <style:text-properties fo:font-size="9pt" style:font-size-asian="9pt" style:font-size-complex="9pt"/>
    </style:style>
    <style:style style:name="P18" style:family="paragraph">
      <style:paragraph-properties fo:text-align="center"/>
      <style:text-properties fo:font-size="7.5pt" style:font-size-asian="7.5pt" style:font-size-complex="7.5pt"/>
    </style:style>
    <style:style style:name="P19" style:family="paragraph">
      <loext:graphic-properties draw:fill-color="#ffffff"/>
    </style:style>
    <style:style style:name="T1" style:family="text">
      <style:text-properties fo:font-size="42pt" style:font-size-asian="42pt" style:font-size-complex="42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color="#ff3838" fo:font-size="10.5pt" style:font-size-asian="10.5pt" style:font-size-complex="10.5pt"/>
    </style:style>
    <style:style style:name="T4" style:family="text">
      <style:text-properties fo:color="#ff3838" fo:font-size="5.5pt" style:font-size-asian="5.5pt" style:font-size-complex="5.5pt"/>
    </style:style>
    <style:style style:name="T5" style:family="text">
      <style:text-properties fo:color="#ff3838" fo:font-size="7.5pt" style:font-size-asian="7.5pt" style:font-size-complex="7.5pt"/>
    </style:style>
    <style:style style:name="T6" style:family="text">
      <style:text-properties fo:color="#ff3838" fo:font-size="12pt" style:font-size-asian="12pt" style:font-size-complex="12pt"/>
    </style:style>
    <style:style style:name="T7" style:family="text">
      <style:text-properties fo:color="#ff3838" fo:font-size="14pt" style:font-size-asian="14pt" style:font-size-complex="14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微软雅黑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7.5pt" style:font-size-asian="7.5pt" style:font-size-complex="7.5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7.5pt" fo:font-style="normal" fo:text-shadow="none" style:text-underline-style="none" fo:font-weight="normal" style:letter-kerning="true" style:font-name-asian="微软雅黑" style:font-size-asian="7.5pt" style:font-style-asian="normal" style:font-weight-asian="normal" style:font-name-complex="Mangal" style:font-size-complex="7.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draw:style-name="gr1" draw:text-style-name="P2" draw:layer="layout" svg:width="12.4cm" svg:height="3cm" svg:x="7.8cm" svg:y="0cm">
          <draw:text-box>
            <text:p text:style-name="P1"><text:span text:style-name="T1">团贷网事件时间表</text:span></text:p>
            <text:p text:style-name="P1"><text:span text:style-name="T2">时间：</text:span><text:span text:style-name="T2">2019</text:span><text:span text:style-name="T2">年</text:span><text:span text:style-name="T2">5</text:span><text:span text:style-name="T2">月</text:span><text:span text:style-name="T2">30</text:span><text:span text:style-name="T2">日</text:span></text:p>
          </draw:text-box>
        </draw:frame>
        <draw:line draw:style-name="gr2" draw:text-style-name="P3" draw:layer="layout" svg:x1="13.998cm" svg:y1="3.396cm" svg:x2="13.998cm" svg:y2="19.819cm">
          <text:p/>
        </draw:line>
        <draw:line draw:style-name="gr3" draw:text-style-name="P3" draw:layer="layout" svg:x1="9.757cm" svg:y1="4.6cm" svg:x2="14cm" svg:y2="4.6cm">
          <text:p/>
        </draw:line>
        <draw:frame draw:style-name="gr4" draw:text-style-name="P5" draw:layer="layout" svg:width="3.412cm" svg:height="13.789cm" svg:x="10.2cm" svg:y="3.8cm">
          <draw:text-box>
            <text:p text:style-name="P4"><text:span text:style-name="T3">2017</text:span><text:span text:style-name="T3">年底至</text:span><text:span text:style-name="T3">2019</text:span></text:p>
            <text:p text:style-name="P4"><text:span text:style-name="T3"><text:s/></text:span></text:p>
            <text:p text:style-name="P4"><text:span text:style-name="T3"><text:s/></text:span></text:p>
            <text:p text:style-name="P4"><text:span text:style-name="T3">2019</text:span></text:p>
            <text:p text:style-name="P4"><text:span text:style-name="T3"><text:s/></text:span></text:p>
            <text:p text:style-name="P4"><text:span text:style-name="T4"><text:s/></text:span></text:p>
            <text:p text:style-name="P4"><text:span text:style-name="T3">1</text:span><text:span text:style-name="T3">月</text:span><text:span text:style-name="T3">16</text:span><text:span text:style-name="T3">日</text:span></text:p>
            <text:p text:style-name="P4"><text:span text:style-name="T3"><text:s/></text:span></text:p>
            <text:p text:style-name="P4"><text:span text:style-name="T3"><text:s/></text:span></text:p>
            <text:p text:style-name="P4"><text:span text:style-name="T3"><text:s/></text:span></text:p>
            <text:p text:style-name="P4"><text:span text:style-name="T3"><text:s/></text:span></text:p>
            <text:p text:style-name="P4"><text:span text:style-name="T5"><text:s/></text:span></text:p>
            <text:p text:style-name="P4"><text:span text:style-name="T4"><text:s/></text:span></text:p>
            <text:p text:style-name="P4"><text:span text:style-name="T3">3</text:span><text:span text:style-name="T3">月</text:span><text:span text:style-name="T3">21</text:span><text:span text:style-name="T3">日</text:span><text:span text:style-name="T3">~26</text:span><text:span text:style-name="T3">日</text:span></text:p>
            <text:p text:style-name="P4"><text:span text:style-name="T6"><text:s/></text:span></text:p>
            <text:p text:style-name="P4"><text:span text:style-name="T3">3</text:span><text:span text:style-name="T3">月</text:span><text:span text:style-name="T3">23</text:span><text:span text:style-name="T3">日</text:span></text:p>
            <text:p text:style-name="P4"><text:span text:style-name="T3"><text:s/></text:span></text:p>
            <text:p text:style-name="P4"><text:span text:style-name="T3">3</text:span><text:span text:style-name="T3">月</text:span><text:span text:style-name="T3">26</text:span><text:span text:style-name="T3">日</text:span></text:p>
            <text:p text:style-name="P4"><text:span text:style-name="T3"><text:s/></text:span></text:p>
            <text:p text:style-name="P4"><text:span text:style-name="T4"><text:s/></text:span></text:p>
            <text:p text:style-name="P4"><text:span text:style-name="T3">3</text:span><text:span text:style-name="T3">月</text:span><text:span text:style-name="T3">28</text:span><text:span text:style-name="T3">日</text:span></text:p>
            <text:p text:style-name="P4"><text:span text:style-name="T3"><text:s/></text:span></text:p>
            <text:p text:style-name="P4"><text:span text:style-name="T3"><text:s/></text:span></text:p>
            <text:p text:style-name="P4"><text:span text:style-name="T3">3</text:span><text:span text:style-name="T3">月</text:span><text:span text:style-name="T3">28</text:span><text:span text:style-name="T3">日</text:span><text:span text:style-name="T3">~30</text:span><text:span text:style-name="T3">日</text:span></text:p>
            <text:p text:style-name="P4"><text:span text:style-name="T6"><text:s/></text:span></text:p>
            <text:p text:style-name="P4"><text:span text:style-name="T3">4</text:span><text:span text:style-name="T3">月</text:span><text:span text:style-name="T3">1</text:span><text:span text:style-name="T3">日</text:span></text:p>
            <text:p text:style-name="P4"><text:span text:style-name="T3"><text:s/></text:span></text:p>
            <text:p text:style-name="P4"><text:span text:style-name="T7"><text:s/></text:span></text:p>
            <text:p text:style-name="P4"><text:span text:style-name="T3">4</text:span><text:span text:style-name="T3">月</text:span><text:span text:style-name="T3">6</text:span><text:span text:style-name="T3">日</text:span></text:p>
          </draw:text-box>
        </draw:frame>
        <draw:frame draw:style-name="gr5" draw:text-style-name="P8" draw:layer="layout" svg:width="9.845cm" svg:height="15.009cm" svg:x="0.012cm" svg:y="3.9cm">
          <draw:text-box>
            <text:p text:style-name="P6"><text:span text:style-name="T8">利益输送万和集团</text:span></text:p>
            <text:p text:style-name="P6"><text:span text:style-name="T9">实控股东万和集团为团贷网</text:span><text:span text:style-name="T9">2017</text:span><text:span text:style-name="T9">年底至</text:span><text:span text:style-name="T9">2019</text:span><text:span text:style-name="T9">年初的</text:span><text:span text:style-name="T2">实控股东</text:span></text:p>
            <text:p text:style-name="P6"><text:span text:style-name="T2"/></text:p>
            <text:p text:style-name="P6"><text:span text:style-name="T2"/></text:p>
            <text:p text:style-name="P6"><text:span text:style-name="T2"/></text:p>
            <text:p text:style-name="P6"><text:span text:style-name="T8">有</text:span><text:span text:style-name="T8">99%</text:span><text:span text:style-name="T8">股权万和剥离团贷网</text:span></text:p>
            <text:p text:style-name="P6"><text:span text:style-name="T2">违规转让全部团贷网股权</text:span></text:p>
            <text:p text:style-name="P6"><text:span text:style-name="T8">广州金融办</text:span></text:p>
            <text:p text:style-name="P6"><text:span text:style-name="T2">说明政府人员不允许宣传团贷网</text:span></text:p>
            <text:p text:style-name="P6"><text:span text:style-name="T8">3.15</text:span><text:span text:style-name="T8">大奖</text:span></text:p>
            <text:p text:style-name="P6"><text:span text:style-name="T2">东莞政府继续颁发</text:span><text:span text:style-name="T2">3.15</text:span><text:span text:style-name="T2">大奖</text:span></text:p>
            <text:p text:style-name="P6"><text:span text:style-name="T8">质押股权</text:span><text:span text:style-name="T8">40</text:span><text:span text:style-name="T8">亿</text:span></text:p>
            <text:p text:style-name="P6"><text:span text:style-name="T2">唐军</text:span><text:span text:style-name="T2">3.20</text:span><text:span text:style-name="T2">、</text:span><text:span text:style-name="T2">3.21</text:span><text:span text:style-name="T2">、</text:span><text:span text:style-name="T2">3.26</text:span><text:span text:style-name="T2">质押股权套现</text:span><text:span text:style-name="T2">40</text:span><text:span text:style-name="T2">亿</text:span></text:p>
            <text:p text:style-name="P6"><text:span text:style-name="T8">大户提前下车</text:span></text:p>
            <text:p text:style-name="P6"><text:span text:style-name="T2">3</text:span><text:span text:style-name="T2">月</text:span><text:span text:style-name="T2">23</text:span><text:span text:style-name="T2">日前大户开会，唐军说他们能提前下车</text:span></text:p>
            <text:p text:style-name="P6"><text:span text:style-name="T8">万和集团</text:span></text:p>
            <text:p text:style-name="P6"><text:span text:style-name="T2">团贷网被立案的前</text:span><text:span text:style-name="T2">1</text:span><text:span text:style-name="T2">日即</text:span><text:span text:style-name="T2">2019</text:span><text:span text:style-name="T2">年</text:span><text:span text:style-name="T2">3</text:span><text:span text:style-name="T2">月</text:span><text:span text:style-name="T2">26</text:span><text:span text:style-name="T2">日仍完成了一笔付款交割</text:span></text:p>
            <text:p text:style-name="P6"><text:span text:style-name="T8">东莞政府</text:span></text:p>
            <text:p text:style-name="P6"><text:span text:style-name="T2">强行定义为“涉嫌非法吸收公众存款”关闭原还款通道</text:span></text:p>
            <text:p text:style-name="P6"><text:span text:style-name="T2">建立统一账号，无视借款合同，实行硬着陆</text:span></text:p>
            <text:p text:style-name="P7"><text:span text:style-name="T8">东莞政府诱导报案</text:span></text:p>
            <text:p text:style-name="P7"><text:span text:style-name="T2">为把团贷网坐实，通过电话等催促借款人报案</text:span></text:p>
            <text:p text:style-name="P7"><text:span text:style-name="T8">派生科技猛跌</text:span></text:p>
            <text:p text:style-name="P6"><text:span text:style-name="T2">3.28</text:span><text:span text:style-name="T2">日期停牌，</text:span><text:span text:style-name="T2">4.1</text:span><text:span text:style-name="T2">神速复盘连续跌停</text:span><text:span text:style-name="T2">10</text:span><text:span text:style-name="T2">多天</text:span></text:p>
            <text:p text:style-name="P6"><text:span text:style-name="T2">（仅停牌</text:span><text:span text:style-name="T2">2</text:span><text:span text:style-name="T2">天，直接换掉法人）</text:span></text:p>
            <text:p text:style-name="P6"><text:span text:style-name="T8">东莞政府</text:span></text:p>
            <text:p text:style-name="P7"><text:span text:style-name="T2">东莞出动</text:span><text:span text:style-name="T2">7000</text:span><text:span text:style-name="T2">警力维稳，车站高铁地铁各种截访</text:span></text:p>
            <text:p text:style-name="P6"><text:span text:style-name="T2">查身份证是团贷网出借人直接带走</text:span></text:p>
            <text:p text:style-name="P6"><text:span text:style-name="T2"/></text:p>
          </draw:text-box>
        </draw:frame>
        <draw:line draw:style-name="gr3" draw:text-style-name="P3" draw:layer="layout" svg:x1="18.211cm" svg:y1="8.2cm" svg:x2="13.998cm" svg:y2="8.2cm">
          <text:p/>
        </draw:line>
        <draw:line draw:style-name="gr3" draw:text-style-name="P3" draw:layer="layout" svg:x1="9.757cm" svg:y1="8.944cm" svg:x2="13.998cm" svg:y2="8.944cm">
          <text:p/>
        </draw:line>
        <draw:line draw:style-name="gr3" draw:text-style-name="P3" draw:layer="layout" svg:x1="13.612cm" svg:y1="9.944cm" svg:x2="13.998cm" svg:y2="9.944cm">
          <text:p/>
        </draw:line>
        <draw:line draw:style-name="gr3" draw:text-style-name="P3" draw:layer="layout" svg:x1="13.612cm" svg:y1="10.944cm" svg:x2="13.998cm" svg:y2="10.944cm">
          <text:p/>
        </draw:line>
        <draw:line draw:style-name="gr3" draw:text-style-name="P3" draw:layer="layout" svg:x1="13.612cm" svg:y1="11.944cm" svg:x2="13.998cm" svg:y2="11.944cm">
          <text:p/>
        </draw:line>
        <draw:line draw:style-name="gr3" draw:text-style-name="P3" draw:layer="layout" svg:x1="13.612cm" svg:y1="13.144cm" svg:x2="13.998cm" svg:y2="13.144cm">
          <text:p/>
        </draw:line>
        <draw:line draw:style-name="gr3" draw:text-style-name="P3" draw:layer="layout" svg:x1="13.612cm" svg:y1="14.644cm" svg:x2="13.998cm" svg:y2="14.644cm">
          <text:p/>
        </draw:line>
        <draw:line draw:style-name="gr3" draw:text-style-name="P3" draw:layer="layout" svg:x1="13.612cm" svg:y1="15.644cm" svg:x2="13.998cm" svg:y2="15.644cm">
          <text:p/>
        </draw:line>
        <draw:frame draw:style-name="gr6" draw:text-style-name="P11" draw:layer="layout" svg:width="8.315cm" svg:height="11.365cm" svg:x="18.211cm" svg:y="7.507cm">
          <draw:text-box>
            <text:p text:style-name="P9"><text:span text:style-name="T8">团贷网平台</text:span></text:p>
            <text:p text:style-name="P9"><text:span text:style-name="T2">三月份标的集中提前还款，为腐败分子提前下车套现</text:span></text:p>
            <text:p text:style-name="P9"><text:span text:style-name="T8">老周爆料</text:span></text:p>
            <text:p text:style-name="P9"><text:span text:style-name="T2">红岭创投老周直播爆料团贷网暴雷</text:span></text:p>
            <text:p text:style-name="P9"><text:span text:style-name="T2"/></text:p>
            <text:p text:style-name="P9"><text:span text:style-name="T2"/></text:p>
            <text:p text:style-name="P9"><text:span text:style-name="T2"/></text:p>
            <text:p text:style-name="P9"><text:span text:style-name="T2"/></text:p>
            <text:p text:style-name="P9"><text:span text:style-name="T8">史玉柱套现</text:span><text:span text:style-name="T8">8</text:span><text:span text:style-name="T8">个亿</text:span></text:p>
            <text:p text:style-name="P9"><text:span text:style-name="T2">史老板私人秘书高位套现</text:span><text:span text:style-name="T2">8</text:span><text:span text:style-name="T2">个亿</text:span></text:p>
            <text:p text:style-name="P9"><text:span text:style-name="T8">九鼎投资称已经退出</text:span></text:p>
            <text:p text:style-name="P9"><text:span text:style-name="T2">B</text:span><text:span text:style-name="T2">轮融资九鼎投资发公告称已退出团贷网全部项目</text:span></text:p>
            <text:p text:style-name="P9"><text:span text:style-name="T8">小黄狗</text:span></text:p>
            <text:p text:style-name="P9"><text:span text:style-name="T2">暴雷第一天就澄清和团贷网没有任何资金来往</text:span></text:p>
            <text:p text:style-name="P9"><text:span text:style-name="T8">东莞政府</text:span></text:p>
            <text:p text:style-name="P9"><text:span text:style-name="T2">解散原有催收队伍，大力度封</text:span><text:span text:style-name="T2">qq</text:span><text:span text:style-name="T2">微信群，对出借人跟踪</text:span></text:p>
            <text:p text:style-name="P9"><text:span text:style-name="T2">要求广东省出借人签署不能到各地上访书</text:span></text:p>
            <text:p text:style-name="P9"><text:span text:style-name="T8">卧底，老赖散播谣言</text:span></text:p>
            <text:p text:style-name="P9"><text:span text:style-name="T2">400</text:span><text:span text:style-name="T2">亿代收、线上线下、牛草、真假标，扰乱维权方向</text:span></text:p>
            <text:p text:style-name="P9"><text:span text:style-name="T8">东莞政府</text:span></text:p>
            <text:p text:style-name="P9"><text:span text:style-name="T2">发布团贷网是非法集资，东莞政府不买单</text:span></text:p>
            <text:p text:style-name="P10"><text:span text:style-name="T2"/></text:p>
          </draw:text-box>
        </draw:frame>
        <draw:line draw:style-name="gr3" draw:text-style-name="P3" draw:layer="layout" svg:x1="14.4cm" svg:y1="9.1cm" svg:x2="13.999cm" svg:y2="9.1cm">
          <text:p/>
        </draw:line>
        <draw:line draw:style-name="gr3" draw:text-style-name="P3" draw:layer="layout" svg:x1="14.4cm" svg:y1="12cm" svg:x2="14cm" svg:y2="12cm">
          <text:p/>
        </draw:line>
        <draw:line draw:style-name="gr3" draw:text-style-name="P3" draw:layer="layout" svg:x1="14.4cm" svg:y1="13cm" svg:x2="14.001cm" svg:y2="13cm">
          <text:p/>
        </draw:line>
        <draw:line draw:style-name="gr3" draw:text-style-name="P3" draw:layer="layout" svg:x1="13.612cm" svg:y1="17.244cm" svg:x2="13.998cm" svg:y2="17.244cm">
          <text:p/>
        </draw:line>
        <draw:line draw:style-name="gr3" draw:text-style-name="P3" draw:layer="layout" svg:x1="14.4cm" svg:y1="14.2cm" svg:x2="14.002cm" svg:y2="14.2cm">
          <text:p/>
        </draw:line>
        <draw:line draw:style-name="gr3" draw:text-style-name="P3" draw:layer="layout" svg:x1="14.4cm" svg:y1="15.2cm" svg:x2="14.003cm" svg:y2="15.2cm">
          <text:p/>
        </draw:line>
        <draw:line draw:style-name="gr3" draw:text-style-name="P3" draw:layer="layout" svg:x1="14.4cm" svg:y1="16.6cm" svg:x2="14.003cm" svg:y2="16.6cm">
          <text:p/>
        </draw:line>
        <draw:line draw:style-name="gr3" draw:text-style-name="P3" draw:layer="layout" svg:x1="14.4cm" svg:y1="17.6cm" svg:x2="14.003cm" svg:y2="17.6cm">
          <text:p/>
        </draw:line>
        <draw:line draw:style-name="gr3" draw:text-style-name="P3" draw:layer="layout" svg:x1="13.612cm" svg:y1="6.8cm" svg:x2="14cm" svg:y2="6.8cm">
          <text:p/>
        </draw:line>
        <draw:line draw:style-name="gr3" draw:text-style-name="P3" draw:layer="layout" svg:x1="9.757cm" svg:y1="8cm" svg:x2="14cm" svg:y2="8cm">
          <text:p/>
        </draw:line>
        <draw:line draw:style-name="gr7" draw:text-style-name="P3" draw:layer="layout" svg:x1="9.857cm" svg:y1="6.8cm" svg:x2="11.4cm" svg:y2="6.8cm">
          <text:p/>
        </draw:line>
        <draw:line draw:style-name="gr7" draw:text-style-name="P3" draw:layer="layout" svg:x1="9.858cm" svg:y1="9.9cm" svg:x2="10.2cm" svg:y2="9.9cm">
          <text:p/>
        </draw:line>
        <draw:line draw:style-name="gr7" draw:text-style-name="P3" draw:layer="layout" svg:x1="9.858cm" svg:y1="10.9cm" svg:x2="11.401cm" svg:y2="10.9cm">
          <text:p/>
        </draw:line>
        <draw:line draw:style-name="gr7" draw:text-style-name="P3" draw:layer="layout" svg:x1="9.859cm" svg:y1="11.9cm" svg:x2="11.402cm" svg:y2="11.9cm">
          <text:p/>
        </draw:line>
        <draw:line draw:style-name="gr7" draw:text-style-name="P3" draw:layer="layout" svg:x1="9.86cm" svg:y1="13.1cm" svg:x2="11.403cm" svg:y2="13.1cm">
          <text:p/>
        </draw:line>
        <draw:line draw:style-name="gr7" draw:text-style-name="P3" draw:layer="layout" svg:x1="9.858cm" svg:y1="14.6cm" svg:x2="10.2cm" svg:y2="14.6cm">
          <text:p/>
        </draw:line>
        <draw:line draw:style-name="gr7" draw:text-style-name="P3" draw:layer="layout" svg:x1="9.861cm" svg:y1="15.6cm" svg:x2="11.404cm" svg:y2="15.6cm">
          <text:p/>
        </draw:line>
        <draw:line draw:style-name="gr7" draw:text-style-name="P3" draw:layer="layout" svg:x1="9.862cm" svg:y1="17.2cm" svg:x2="11.405cm" svg:y2="17.2cm">
          <text:p/>
        </draw:line>
        <draw:frame draw:style-name="gr8" draw:text-style-name="P13" draw:layer="layout" svg:width="3.481cm" svg:height="9.275cm" svg:x="14.5cm" svg:y="8.7cm">
          <draw:text-box>
            <text:p text:style-name="P12"><text:span text:style-name="T3">3</text:span><text:span text:style-name="T3">月</text:span><text:span text:style-name="T3">15</text:span><text:span text:style-name="T3">日</text:span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>3</text:span><text:span text:style-name="T3">月</text:span><text:span text:style-name="T3">22</text:span><text:span text:style-name="T3">日</text:span><text:span text:style-name="T3">~27</text:span><text:span text:style-name="T3">日</text:span></text:p>
            <text:p text:style-name="P12"><text:span text:style-name="T3"/></text:p>
            <text:p text:style-name="P12"><text:span text:style-name="T3">3</text:span><text:span text:style-name="T3">月</text:span><text:span text:style-name="T3">28</text:span><text:span text:style-name="T3">日</text:span></text:p>
            <text:p text:style-name="P12"><text:span text:style-name="T3"/></text:p>
            <text:p text:style-name="P12"><text:span text:style-name="T4"><text:s/></text:span></text:p>
            <text:p text:style-name="P12"><text:span text:style-name="T3">3</text:span><text:span text:style-name="T3">月</text:span><text:span text:style-name="T3">29</text:span><text:span text:style-name="T3">日</text:span></text:p>
            <text:p text:style-name="P12"><text:span text:style-name="T3"/></text:p>
            <text:p text:style-name="P12"><text:span text:style-name="T3">3</text:span><text:span text:style-name="T3">月</text:span><text:span text:style-name="T3">29~5</text:span><text:span text:style-name="T3">月</text:span><text:span text:style-name="T3">30</text:span><text:span text:style-name="T3">日</text:span></text:p>
            <text:p text:style-name="P12"><text:span text:style-name="T3"/></text:p>
            <text:p text:style-name="P12"><text:span text:style-name="T3"/></text:p>
            <text:p text:style-name="P12"><text:span text:style-name="T3">4</text:span><text:span text:style-name="T3">月</text:span><text:span text:style-name="T3">~5</text:span><text:span text:style-name="T3">月</text:span></text:p>
            <text:p text:style-name="P12"><text:span text:style-name="T3"/></text:p>
            <text:p text:style-name="P12"><text:span text:style-name="T3">5</text:span><text:span text:style-name="T3">月</text:span><text:span text:style-name="T3">1</text:span><text:span text:style-name="T3">日</text:span></text:p>
          </draw:text-box>
        </draw:frame>
        <draw:line draw:style-name="gr7" draw:text-style-name="P3" draw:layer="layout" svg:x1="16.658cm" svg:y1="9.1cm" svg:x2="18.201cm" svg:y2="9.1cm">
          <text:p/>
        </draw:line>
        <draw:line draw:style-name="gr7" draw:text-style-name="P3" draw:layer="layout" svg:x1="16.659cm" svg:y1="13cm" svg:x2="18.202cm" svg:y2="13cm">
          <text:p/>
        </draw:line>
        <draw:line draw:style-name="gr7" draw:text-style-name="P3" draw:layer="layout" svg:x1="16.66cm" svg:y1="14.2cm" svg:x2="18.203cm" svg:y2="14.2cm">
          <text:p/>
        </draw:line>
        <draw:line draw:style-name="gr7" draw:text-style-name="P3" draw:layer="layout" svg:x1="16.661cm" svg:y1="16.6cm" svg:x2="18.204cm" svg:y2="16.6cm">
          <text:p/>
        </draw:line>
        <draw:line draw:style-name="gr7" draw:text-style-name="P3" draw:layer="layout" svg:x1="16.662cm" svg:y1="17.6cm" svg:x2="18.205cm" svg:y2="17.6cm">
          <text:p/>
        </draw:line>
        <draw:line draw:style-name="gr7" draw:text-style-name="P3" draw:layer="layout" svg:x1="17.758cm" svg:y1="12cm" svg:x2="18.1cm" svg:y2="12cm">
          <text:p/>
        </draw:line>
        <draw:line draw:style-name="gr7" draw:text-style-name="P3" draw:layer="layout" svg:x1="17.981cm" svg:y1="15.2cm" svg:x2="18.1cm" svg:y2="15.2cm">
          <text:p/>
        </draw:line>
        <draw:custom-shape draw:style-name="gr9" draw:text-style-name="P14" draw:layer="layout" svg:width="3.6cm" svg:height="1cm" svg:x="16.8cm" svg:y="2.8cm">
          <text:p text:style-name="P14"><text:span text:style-name="T2">广州万和集团有限公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5" draw:layer="layout" svg:width="3.6cm" svg:height="1cm" svg:x="16.8cm" svg:y="4.501cm">
          <text:p text:style-name="P14"><text:span text:style-name="T2">北京派生科技有限公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3" draw:layer="layout" svg:x1="18.6cm" svg:y1="3.8cm" svg:x2="18.6cm" svg:y2="4.5cm">
          <text:p/>
        </draw:line>
        <draw:frame draw:style-name="gr12" draw:text-style-name="P16" draw:layer="layout" svg:width="1.776cm" svg:height="0.603cm" svg:x="18.424cm" svg:y="3.797cm">
          <draw:text-box>
            <text:p><text:span text:style-name="T10">100%</text:span><text:span text:style-name="T10">控股</text:span></text:p>
          </draw:text-box>
        </draw:frame>
        <draw:custom-shape draw:style-name="gr13" draw:text-style-name="P17" draw:layer="layout" svg:width="3.6cm" svg:height="1cm" svg:x="16.8cm" svg:y="6.202cm">
          <text:p text:style-name="P14"><text:span text:style-name="T2">东莞团贷网互联网</text:span></text:p>
          <text:p text:style-name="P14"><text:span text:style-name="T2">科技服务有限公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3" draw:layer="layout" svg:x1="18.6cm" svg:y1="5.5cm" svg:x2="18.6cm" svg:y2="6.2cm">
          <text:p/>
        </draw:line>
        <draw:frame draw:style-name="gr12" draw:text-style-name="P16" draw:layer="layout" svg:width="2cm" svg:height="0.603cm" svg:x="18.424cm" svg:y="5.498cm">
          <draw:text-box>
            <text:p><text:span text:style-name="T10">99.74%</text:span><text:span text:style-name="T10">持股</text:span></text:p>
          </draw:text-box>
        </draw:frame>
        <draw:custom-shape draw:style-name="gr9" draw:text-style-name="P14" draw:layer="layout" svg:width="3.6cm" svg:height="1cm" svg:x="22.7cm" svg:y="2.101cm">
          <text:p text:style-name="P14"><text:span text:style-name="T2">广东鸿特精密技术</text:span></text:p>
          <text:p text:style-name="P14"><text:span text:style-name="T2">股份有限公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8" draw:layer="layout" svg:width="2.9cm" svg:height="0.798cm" svg:x="23.4cm" svg:y="3.302cm">
          <text:p text:style-name="P18"><text:span text:style-name="T10">广东鸿特互联网科技</text:span></text:p>
          <text:p text:style-name="P18"><text:span text:style-name="T10">服务有限公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8" draw:layer="layout" svg:width="2.9cm" svg:height="0.798cm" svg:x="23.401cm" svg:y="4.303cm">
          <text:p text:style-name="P18"><text:span text:style-name="T10">广东鸿特资产</text:span></text:p>
          <text:p text:style-name="P18"><text:span text:style-name="T10">管理有限公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8" draw:layer="layout" svg:width="2.9cm" svg:height="0.798cm" svg:x="23.402cm" svg:y="5.304cm">
          <text:p text:style-name="P18"><text:span text:style-name="T11">广东鸿特</text:span><text:span text:style-name="T10">普惠金融</text:span></text:p>
          <text:p text:style-name="P18"><text:span text:style-name="T10">服务有限公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7" draw:layer="layout" svg:width="3.6cm" svg:height="1cm" svg:x="22.7cm" svg:y="6.803cm">
          <text:p text:style-name="P14"><text:span text:style-name="T2">团贷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3" draw:layer="layout" svg:x1="24.8cm" svg:y1="6.1cm" svg:x2="24.8cm" svg:y2="6.8cm">
          <text:p/>
        </draw:line>
        <draw:frame draw:style-name="gr12" draw:text-style-name="P16" draw:layer="layout" svg:width="2.369cm" svg:height="0.603cm" svg:x="24.624cm" svg:y="6.099cm">
          <draw:text-box>
            <text:p><text:span text:style-name="T10">资产端（部分）</text:span></text:p>
          </draw:text-box>
        </draw:frame>
        <draw:line draw:style-name="gr15" draw:text-style-name="P3" draw:layer="layout" svg:x1="23cm" svg:y1="3.101cm" svg:x2="23cm" svg:y2="5.8cm">
          <text:p/>
        </draw:line>
        <draw:line draw:style-name="gr11" draw:text-style-name="P3" draw:layer="layout" svg:x1="23cm" svg:y1="5.8cm" svg:x2="23.402cm" svg:y2="5.8cm">
          <text:p/>
        </draw:line>
        <draw:line draw:style-name="gr11" draw:text-style-name="P3" draw:layer="layout" svg:x1="23cm" svg:y1="4.7cm" svg:x2="23.401cm" svg:y2="4.7cm">
          <text:p/>
        </draw:line>
        <draw:line draw:style-name="gr11" draw:text-style-name="P3" draw:layer="layout" svg:x1="23cm" svg:y1="3.8cm" svg:x2="23.4cm" svg:y2="3.8cm">
          <text:p/>
        </draw:line>
        <draw:frame draw:style-name="gr12" draw:text-style-name="P16" draw:layer="layout" svg:width="0.769cm" svg:height="2.011cm" svg:x="22.224cm" svg:y="3.498cm">
          <draw:text-box>
            <text:p><text:span text:style-name="T10">全</text:span><text:span text:style-name="T10"><text:line-break/></text:span><text:span text:style-name="T10">资</text:span><text:span text:style-name="T10"><text:line-break/></text:span><text:span text:style-name="T10">子</text:span><text:span text:style-name="T10"><text:line-break/></text:span><text:span text:style-name="T10">公</text:span><text:span text:style-name="T10"><text:line-break/></text:span><text:span text:style-name="T10">司</text:span></text:p>
          </draw:text-box>
        </draw:frame>
        <draw:line draw:style-name="gr15" draw:text-style-name="P3" draw:layer="layout" svg:x1="19.8cm" svg:y1="2.8cm" svg:x2="19.8cm" svg:y2="2.6cm">
          <text:p/>
        </draw:line>
        <draw:line draw:style-name="gr11" draw:text-style-name="P3" draw:layer="layout" svg:x1="19.8cm" svg:y1="2.6cm" svg:x2="22.7cm" svg:y2="2.6cm">
          <text:p/>
        </draw:line>
        <draw:frame draw:style-name="gr12" draw:text-style-name="P16" draw:layer="layout" svg:width="1.836cm" svg:height="0.603cm" svg:x="20.324cm" svg:y="1.998cm">
          <draw:text-box>
            <text:p><text:span text:style-name="T10">上市子公司</text:span></text:p>
          </draw:text-box>
        </draw:frame>
        <draw:frame draw:style-name="gr12" draw:text-style-name="P16" draw:layer="layout" svg:width="1.569cm" svg:height="2.715cm" svg:x="14.725cm" svg:y="3.899cm">
          <draw:text-box>
            <text:p><text:span text:style-name="T10">图</text:span><text:span text:style-name="T10">1</text:span><text:span text:style-name="T10">：</text:span></text:p>
            <text:p><text:span text:style-name="T10">广东万和</text:span></text:p>
            <text:p><text:span text:style-name="T10">集团与团</text:span></text:p>
            <text:p><text:span text:style-name="T10">贷网及其</text:span></text:p>
            <text:p><text:span text:style-name="T10">相关资产</text:span></text:p>
            <text:p><text:span text:style-name="T10">端的股权</text:span></text:p>
            <text:p><text:span text:style-name="T10">关系图</text:span></text:p>
          </draw:text-box>
        </draw:frame>
        <presentation:notes draw:style-name="dp2">
          <office:forms form:automatic-focus="false" form:apply-design-mode="false"/>
          <draw:page-thumbnail draw:style-name="gr16" draw:layer="layout" svg:width="19.798cm" svg:height="11.136cm" svg:x="0.6cm" svg:y="2.257cm" draw:page-number="1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fill-image draw:name="_35_95865709_5f_1" draw:display-name="595865709_1" xlink:href="Pictures/10000000000001C200000122261B7E157940055F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蓝色填充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绿色填充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红色填充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黄色填充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0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5.2000007629395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564cm" fo:margin-bottom="0cm" fo:text-indent="0cm"/>
      <style:text-properties fo:font-size="39.5999984741211pt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419cm" fo:margin-bottom="0cm" fo:text-indent="0cm"/>
      <style:text-properties fo:font-size="33.9000015258789pt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279cm" fo:margin-bottom="0cm" fo:text-indent="0cm"/>
      <style:text-properties fo:font-size="28.2999992370605pt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139cm" fo:margin-bottom="0cm" fo:text-indent="0cm"/>
      <style:text-properties fo:font-size="28.2999992370605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139cm" fo:margin-bottom="0cm" fo:text-indent="0cm"/>
      <style:text-properties fo:font-size="28.2999992370605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139cm" fo:margin-bottom="0cm" fo:text-indent="0cm"/>
      <style:text-properties fo:font-size="28.2999992370605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139cm" fo:margin-bottom="0cm" fo:text-indent="0cm"/>
      <style:text-properties fo:font-size="28.2999992370605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39cm" fo:margin-bottom="0cm" fo:text-indent="0cm"/>
      <style:text-properties fo:font-size="28.2999992370605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2.2999992370606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2.3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7.166cm" svg:x="1cm" svg:y="2.689cm"/>
      <draw:page-thumbnail draw:layer="backgroundobjects" svg:width="8.999cm" svg:height="7.166cm" svg:x="1cm" svg:y="11.265cm"/>
      <draw:page-thumbnail draw:layer="backgroundobjects" svg:width="8.999cm" svg:height="7.166cm" svg:x="1cm" svg:y="19.841cm"/>
      <draw:page-thumbnail draw:layer="backgroundobjects" svg:width="8.999cm" svg:height="7.166cm" svg:x="11cm" svg:y="2.689cm"/>
      <draw:page-thumbnail draw:layer="backgroundobjects" svg:width="8.999cm" svg:height="7.166cm" svg:x="11cm" svg:y="11.265cm"/>
      <draw:page-thumbnail draw:layer="backgroundobjects" svg:width="8.999cm" svg:height="7.166cm" svg:x="11cm" svg:y="19.841cm"/>
    </style:handout-master>
    <style:master-page style:name="默认" style:page-layout-name="PM1" draw:style-name="Mdp1">
      <office:forms form:automatic-focus="false" form:apply-design-mode="false"/>
      <draw:frame presentation:style-name="默认-title" draw:layer="backgroundobjects" svg:width="25.199cm" svg:height="3.721cm" svg:x="1.4cm" svg:y="0.887cm" presentation:class="title" presentation:placeholder="true">
        <draw:text-box/>
      </draw:frame>
      <draw:frame presentation:style-name="默认-outline1" draw:layer="backgroundobjects" svg:width="25.199cm" svg:height="12.933cm" svg:x="1.4cm" svg:y="5.214cm" presentation:class="outline" presentation:placeholder="true">
        <draw:text-box/>
      </draw:frame>
      <draw:frame presentation:style-name="Mpr1" draw:text-style-name="MP2" draw:layer="backgroundobjects" svg:width="6.523cm" svg:height="1.536cm" svg:x="1.4cm" svg:y="20.31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536cm" svg:x="9.576cm" svg:y="20.31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536cm" svg:x="20.076cm" svg:y="20.311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5T14:38:33.747000000</meta:creation-date>
    <meta:editing-duration>PT6H26M52S</meta:editing-duration>
    <meta:editing-cycles>328</meta:editing-cycles>
    <meta:generator>LibreOffice/6.1.5.2$Windows_x86 LibreOffice_project/90f8dcf33c87b3705e78202e3df5142b201bd805</meta:generator>
    <dc:date>2019-06-16T10:17:02.041000000</dc:date>
    <meta:document-statistic meta:object-count="86"/>
  </office:meta>
</office:document-meta>
</file>